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50C2FCB9C0504022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4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55cm" fo:min-width="22.97cm"/>
    </style:style>
    <style:style style:name="gr3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99cm" svg:x="0cm" svg:y="0.036cm">
          <draw:image xlink:href="Pictures/10000000000005DC00000450C2FCB9C05040222E.jpg" xlink:type="simple" xlink:show="embed" xlink:actuate="onLoad">
            <text:p/>
          </draw:image>
        </draw:frame>
        <draw:custom-shape draw:style-name="gr2" draw:text-style-name="P2" draw:layer="layout" svg:width="24.638cm" svg:height="11.968cm" svg:x="1.635cm" svg:y="1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621cm" svg:height="11.225cm" svg:x="1.19cm" svg:y="3.525cm">
          <draw:text-box>
            <text:p text:style-name="P3"><text:span text:style-name="T1">Jesús expulsa unos demonios</text:span><text:span text:style-name="T2"> </text:span></text:p>
            <text:p text:style-name="P3"><text:span text:style-name="T3">(Marcos 5.1-20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9:45.571000000</dc:date>
    <meta:editing-duration>PT16M51S</meta:editing-duration>
    <meta:editing-cycles>16</meta:editing-cycles>
    <meta:generator>LibreOffice/5.4.7.2$Windows_X86_64 LibreOffice_project/c838ef25c16710f8838b1faec480ebba495259d0</meta:generator>
    <meta:document-statistic meta:object-count="3"/>
  </office:meta>
</office:document-meta>
</file>